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db33" officeooo:paragraph-rsid="0006db33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6db33" officeooo:paragraph-rsid="0006db3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6db33" officeooo:paragraph-rsid="0006db33" style:font-size-asian="12.25pt" style:font-size-complex="14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ọ tên: Trần Thị Hiên</text:p>
      <text:p text:style-name="P1">Lớp: 59HT</text:p>
      <text:p text:style-name="P1">Msv: 175A071501</text:p>
      <text:p text:style-name="P1"/>
      <text:p text:style-name="P1"/>
      <text:p text:style-name="P2">Đề tài : Tìm hiểu và triển khai Getkirby.com</text:p>
      <text:p text:style-name="P2"/>
      <text:p text:style-name="P3"><draw:frame draw:style-name="fr1" draw:name="Object1" text:anchor-type="paragraph" svg:x="1.8181in" svg:y="0.0161in" svg:width="4.8484in" svg:height="0.2083in" draw:z-index="0"><draw:object xlink:href="./Object 1" xlink:type="simple" xlink:show="embed" xlink:actuate="onLoad"/><draw:image xlink:href="./ObjectReplacements/Object 1" xlink:type="simple" xlink:show="embed" xlink:actuate="onLoad"/></draw:frame>Cài đặt webserver trên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8:32:49.955709108</meta:creation-date>
    <meta:generator>LibreOffice/6.0.7.3$Linux_X86_64 LibreOffice_project/00m0$Build-3</meta:generator>
    <dc:date>2020-04-27T18:36:55.593497031</dc:date>
    <meta:editing-duration>PT4M9S</meta:editing-duration>
    <meta:editing-cycles>2</meta:editing-cycles>
    <meta:document-statistic meta:table-count="0" meta:image-count="0" meta:object-count="1" meta:page-count="1" meta:paragraph-count="5" meta:word-count="22" meta:character-count="112" meta:non-whitespace-character-count="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0.99pt"/>
    </style:style>
    <style:style style:name="co3" style:family="table-column">
      <style:table-column-properties fo:break-before="auto" style:column-width="168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</style:style>
    <style:style style:name="ce3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9">
          <table:table-cell table:number-columns-repeated="8"/>
        </table:table-row>
        <table:table-row table:style-name="ro2">
          <table:table-cell table:number-columns-repeated="6"/>
          <table:table-cell table:style-name="ce3" office:value-type="string" calcext:value-type="string">
            <text:p>Máy chủ Cục bộ (Máy thật)</text:p>
          </table:table-cell>
          <table:table-cell table:style-name="ce3" office:value-type="string" calcext:value-type="string">
            <text:p>Ubuntu Server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8:36:43.280454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